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1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Arial" fo:font-weight="normal" style:font-weight-asian="normal" fo:font-size="11pt" style:font-size-asian="11pt" style:font-size-complex="11pt" fo:language="be" fo:country="BY"/>
    </style:style>
    <style:style style:name="T3" style:parent-style-name="Основнойшрифтабзаца" style:family="text">
      <style:text-properties style:font-name="Arial" fo:font-weight="normal" style:font-weight-asian="normal" fo:font-size="11pt" style:font-size-asian="11pt" style:font-size-complex="11pt" fo:language="en" fo:country="US"/>
    </style:style>
    <style:style style:name="T4" style:parent-style-name="Основнойшрифтабзаца" style:family="text">
      <style:text-properties style:font-name="Arial" fo:font-weight="normal" style:font-weight-asian="normal" fo:font-size="11pt" style:font-size-asian="11pt" style:font-size-complex="11pt"/>
    </style:style>
    <style:style style:name="T5" style:parent-style-name="Основнойшрифтабзаца" style:family="text">
      <style:text-properties style:font-name="Arial" fo:font-weight="normal" style:font-weight-asian="normal" fo:font-size="11pt" style:font-size-asian="11pt" style:font-size-complex="11pt" fo:language="be" fo:country="BY"/>
    </style:style>
    <style:style style:name="T6" style:parent-style-name="Основнойшрифтабзаца" style:family="text">
      <style:text-properties style:font-name="Arial" fo:font-weight="normal" style:font-weight-asian="normal" fo:font-size="11pt" style:font-size-asian="11pt" style:font-size-complex="11pt" fo:language="en" fo:country="US"/>
    </style:style>
    <style:style style:name="T7" style:parent-style-name="Основнойшрифтабзаца" style:family="text">
      <style:text-properties style:font-name="Arial" fo:font-weight="normal" style:font-weight-asian="normal" fo:font-size="11pt" style:font-size-asian="11pt" style:font-size-complex="11pt"/>
    </style:style>
    <style:style style:name="T8" style:parent-style-name="Основнойшрифтабзаца" style:family="text">
      <style:text-properties style:font-name="Arial" fo:font-weight="normal" style:font-weight-asian="normal" fo:font-size="11pt" style:font-size-asian="11pt" style:font-size-complex="11pt" fo:language="en" fo:country="US"/>
    </style:style>
    <style:style style:name="S1" style:family="section">
      <style:section-properties fo:margin-left="0in" fo:margin-right="0in" style:writing-mode="lr-tb"/>
    </style:style>
    <style:style style:name="P9" style:parent-style-name="Textbody" style:family="paragraph">
      <style:paragraph-properties fo:widows="2" fo:orphans="2" fo:line-height="160%"/>
      <style:text-properties style:font-name="Arial"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P10" style:parent-style-name="Textbody" style:family="paragraph">
      <style:paragraph-properties fo:widows="2" fo:orphans="2" fo:line-height="160%"/>
    </style:style>
    <style:style style:name="T1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1" style:parent-style-name="Основнойшрифтабзаца" style:family="text">
      <style:text-properties style:font-name="Arial" fo:font-size="11pt" style:font-size-asian="11pt" style:font-size-complex="11pt"/>
    </style:style>
    <style:style style:name="T2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3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3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3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3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3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3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3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37" style:parent-style-name="Textbody" style:family="paragraph">
      <style:paragraph-properties fo:widows="2" fo:orphans="2" fo:line-height="160%"/>
    </style:style>
    <style:style style:name="T3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3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4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4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4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4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4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4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4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4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4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4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5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5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5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5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5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5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5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5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5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5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6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6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62" style:parent-style-name="Основнойшрифтабзаца" style:family="text">
      <style:text-properties style:font-name="Arial" fo:font-style="italic" style:font-style-asian="italic" fo:font-size="11pt" style:font-size-asian="11pt" style:font-size-complex="11pt" fo:language="be" fo:country="BY"/>
    </style:style>
    <style:style style:name="T6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64" style:parent-style-name="Основнойшрифтабзаца" style:family="text">
      <style:text-properties style:font-name="Arial" fo:font-style="italic" style:font-style-asian="italic" fo:font-size="11pt" style:font-size-asian="11pt" style:font-size-complex="11pt" fo:language="be" fo:country="BY"/>
    </style:style>
    <style:style style:name="T6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66" style:parent-style-name="Textbody" style:family="paragraph">
      <style:paragraph-properties fo:widows="2" fo:orphans="2" fo:line-height="160%"/>
    </style:style>
    <style:style style:name="T6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6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6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7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71" style:parent-style-name="Основнойшрифтабзаца" style:family="text">
      <style:text-properties style:font-name="Arial" fo:font-style="italic" style:font-style-asian="italic" fo:font-size="11pt" style:font-size-asian="11pt" style:font-size-complex="11pt" fo:language="be" fo:country="BY"/>
    </style:style>
    <style:style style:name="T7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7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74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7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7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7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7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7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8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8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82" style:parent-style-name="Заголовок2" style:family="paragraph">
      <style:paragraph-properties fo:widows="2" fo:orphans="2" fo:border-top="none" fo:border-left="none" fo:border-bottom="0.0034in solid #A2A9B1" fo:border-right="none" fo:padding-top="0in" fo:padding-left="0in" fo:padding-bottom="0.0138in" fo:padding-right="0in" style:shadow="none" fo:line-height="130%"/>
    </style:style>
    <style:style style:name="T83" style:parent-style-name="Основнойшрифтабзаца" style:family="text">
      <style:text-properties style:font-name="Arial" fo:font-weight="normal" style:font-weight-asian="normal" fo:font-size="11pt" style:font-size-asian="11pt" style:font-size-complex="11pt" fo:language="be" fo:country="BY"/>
    </style:style>
    <style:style style:name="P84" style:parent-style-name="Заголовок3" style:family="paragraph">
      <style:paragraph-properties fo:widows="2" fo:orphans="2" fo:margin-top="0in" fo:margin-bottom="0in" fo:line-height="160%"/>
      <style:text-properties style:font-name="Arial" fo:font-size="11pt" style:font-size-asian="11pt" style:font-size-complex="11pt" fo:language="be" fo:country="BY"/>
    </style:style>
    <style:style style:name="P85" style:parent-style-name="Textbody" style:family="paragraph">
      <style:paragraph-properties fo:widows="2" fo:orphans="2" fo:line-height="160%"/>
    </style:style>
    <style:style style:name="T8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8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8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8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9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9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9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9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94" style:parent-style-name="Textbody" style:family="paragraph">
      <style:paragraph-properties fo:widows="2" fo:orphans="2" fo:line-height="160%"/>
    </style:style>
    <style:style style:name="T95" style:parent-style-name="Основнойшрифтабзаца" style:family="text">
      <style:text-properties style:font-name="Arial" fo:font-weight="bold" style:font-weight-asian="bold" fo:font-size="11pt" style:font-size-asian="11pt" style:font-size-complex="11pt" fo:language="be" fo:country="BY"/>
    </style:style>
    <style:style style:name="P96" style:parent-style-name="Textbody" style:family="paragraph">
      <style:paragraph-properties fo:widows="2" fo:orphans="2" fo:line-height="160%"/>
    </style:style>
    <style:style style:name="T9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9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9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0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0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0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0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0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0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0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0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0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0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1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1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1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1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1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1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1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1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1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1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2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2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2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2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2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125" style:parent-style-name="Textbody" style:family="paragraph">
      <style:paragraph-properties fo:widows="2" fo:orphans="2" fo:line-height="160%"/>
    </style:style>
    <style:style style:name="T12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2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2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2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3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3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3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3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3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3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3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137" style:parent-style-name="Textbody" style:family="paragraph">
      <style:paragraph-properties fo:widows="2" fo:orphans="2" fo:line-height="160%"/>
    </style:style>
    <style:style style:name="T13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3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4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4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4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4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4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4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4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4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4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49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15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51" style:parent-style-name="Основнойшрифтабзаца" style:family="text">
      <style:text-properties style:font-name="Arial" fo:font-size="11pt" style:font-size-asian="11pt" style:font-size-complex="11pt"/>
    </style:style>
    <style:style style:name="T15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5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5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155" style:parent-style-name="Textbody" style:family="paragraph">
      <style:paragraph-properties fo:widows="2" fo:orphans="2" fo:line-height="160%"/>
    </style:style>
    <style:style style:name="T15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5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58" style:parent-style-name="Основнойшрифтабзаца" style:family="text">
      <style:text-properties style:font-name="Arial" fo:font-size="11pt" style:font-size-asian="11pt" style:font-size-complex="11pt"/>
    </style:style>
    <style:style style:name="T15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60" style:parent-style-name="Основнойшрифтабзаца" style:family="text">
      <style:text-properties style:font-name="Arial" fo:font-size="11pt" style:font-size-asian="11pt" style:font-size-complex="11pt"/>
    </style:style>
    <style:style style:name="T16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6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6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6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6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6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6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6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6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70" style:parent-style-name="Основнойшрифтабзаца" style:family="text">
      <style:text-properties style:font-name="Arial" fo:font-size="11pt" style:font-size-asian="11pt" style:font-size-complex="11pt"/>
    </style:style>
    <style:style style:name="T17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7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73" style:parent-style-name="Основнойшрифтабзаца" style:family="text">
      <style:text-properties style:font-name="Arial" fo:font-size="11pt" style:font-size-asian="11pt" style:font-size-complex="11pt"/>
    </style:style>
    <style:style style:name="T174" style:parent-style-name="Основнойшрифтабзаца" style:family="text">
      <style:text-properties style:font-name="Arial" fo:font-size="11pt" style:font-size-asian="11pt" style:font-size-complex="11pt"/>
    </style:style>
    <style:style style:name="T175" style:parent-style-name="Основнойшрифтабзаца" style:family="text">
      <style:text-properties style:font-name="Arial" fo:font-size="11pt" style:font-size-asian="11pt" style:font-size-complex="11pt"/>
    </style:style>
    <style:style style:name="T176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177" style:parent-style-name="Основнойшрифтабзаца" style:family="text">
      <style:text-properties style:font-name="Arial" fo:font-size="11pt" style:font-size-asian="11pt" style:font-size-complex="11pt"/>
    </style:style>
    <style:style style:name="T178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179" style:parent-style-name="Основнойшрифтабзаца" style:family="text">
      <style:text-properties style:font-name="Arial" fo:font-size="11pt" style:font-size-asian="11pt" style:font-size-complex="11pt"/>
    </style:style>
    <style:style style:name="T18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81" style:parent-style-name="Основнойшрифтабзаца" style:family="text">
      <style:text-properties style:font-name="Arial" fo:font-size="11pt" style:font-size-asian="11pt" style:font-size-complex="11pt"/>
    </style:style>
    <style:style style:name="T182" style:parent-style-name="Основнойшрифтабзаца" style:family="text">
      <style:text-properties style:font-name="Arial" fo:font-size="11pt" style:font-size-asian="11pt" style:font-size-complex="11pt"/>
    </style:style>
    <style:style style:name="T183" style:parent-style-name="Основнойшрифтабзаца" style:family="text">
      <style:text-properties style:font-name="Arial" fo:font-size="11pt" style:font-size-asian="11pt" style:font-size-complex="11pt"/>
    </style:style>
    <style:style style:name="T18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85" style:parent-style-name="Основнойшрифтабзаца" style:family="text">
      <style:text-properties style:font-name="Arial" fo:font-size="11pt" style:font-size-asian="11pt" style:font-size-complex="11pt"/>
    </style:style>
    <style:style style:name="T18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87" style:parent-style-name="Основнойшрифтабзаца" style:family="text">
      <style:text-properties style:font-name="Arial" fo:font-size="11pt" style:font-size-asian="11pt" style:font-size-complex="11pt"/>
    </style:style>
    <style:style style:name="T18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8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90" style:parent-style-name="Основнойшрифтабзаца" style:family="text">
      <style:text-properties style:font-name="Arial" fo:font-size="11pt" style:font-size-asian="11pt" style:font-size-complex="11pt"/>
    </style:style>
    <style:style style:name="T191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192" style:parent-style-name="Основнойшрифтабзаца" style:family="text">
      <style:text-properties style:font-name="Arial" fo:font-size="11pt" style:font-size-asian="11pt" style:font-size-complex="11pt"/>
    </style:style>
    <style:style style:name="T19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194" style:parent-style-name="Заголовок3" style:family="paragraph">
      <style:paragraph-properties fo:widows="2" fo:orphans="2" fo:margin-top="0in" fo:margin-bottom="0in" fo:line-height="160%"/>
    </style:style>
    <style:style style:name="T19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196" style:parent-style-name="Textbody" style:family="paragraph">
      <style:paragraph-properties fo:widows="2" fo:orphans="2" fo:line-height="160%"/>
    </style:style>
    <style:style style:name="T19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9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19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0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0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0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0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04" style:parent-style-name="Основнойшрифтабзаца" style:family="text">
      <style:text-properties style:font-name="Arial" fo:font-size="11pt" style:font-size-asian="11pt" style:font-size-complex="11pt"/>
    </style:style>
    <style:style style:name="T20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0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0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0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0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1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1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12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13" style:parent-style-name="Основнойшрифтабзаца" style:family="text">
      <style:text-properties style:font-name="Arial" fo:font-size="11pt" style:font-size-asian="11pt" style:font-size-complex="11pt"/>
    </style:style>
    <style:style style:name="T21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215" style:parent-style-name="Textbody" style:family="paragraph">
      <style:paragraph-properties fo:widows="2" fo:orphans="2" fo:line-height="160%"/>
    </style:style>
    <style:style style:name="T21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1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1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1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2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2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22" style:parent-style-name="Основнойшрифтабзаца" style:family="text">
      <style:text-properties style:font-name="Arial" fo:font-size="11pt" style:font-size-asian="11pt" style:font-size-complex="11pt"/>
    </style:style>
    <style:style style:name="T223" style:parent-style-name="Основнойшрифтабзаца" style:family="text">
      <style:text-properties style:font-name="Arial" fo:font-size="11pt" style:font-size-asian="11pt" style:font-size-complex="11pt"/>
    </style:style>
    <style:style style:name="T22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225" style:parent-style-name="Заголовок3" style:family="paragraph">
      <style:paragraph-properties fo:widows="2" fo:orphans="2" fo:margin-top="0in" fo:margin-bottom="0in" fo:line-height="160%"/>
    </style:style>
    <style:style style:name="T22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227" style:parent-style-name="Textbody" style:family="paragraph">
      <style:paragraph-properties fo:widows="2" fo:orphans="2" fo:line-height="160%"/>
    </style:style>
    <style:style style:name="T22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2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30" style:parent-style-name="Основнойшрифтабзаца" style:family="text">
      <style:text-properties style:font-name="Arial" fo:font-size="11pt" style:font-size-asian="11pt" style:font-size-complex="11pt"/>
    </style:style>
    <style:style style:name="T23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32" style:parent-style-name="Основнойшрифтабзаца" style:family="text">
      <style:text-properties style:font-name="Arial" fo:font-size="11pt" style:font-size-asian="11pt" style:font-size-complex="11pt"/>
    </style:style>
    <style:style style:name="T23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34" style:parent-style-name="Основнойшрифтабзаца" style:family="text">
      <style:text-properties style:font-name="Arial" fo:font-size="11pt" style:font-size-asian="11pt" style:font-size-complex="11pt"/>
    </style:style>
    <style:style style:name="T23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236" style:parent-style-name="Заголовок3" style:family="paragraph">
      <style:paragraph-properties fo:widows="2" fo:orphans="2" fo:margin-top="0in" fo:margin-bottom="0in" fo:line-height="160%"/>
      <style:text-properties style:font-name="Arial" fo:font-size="11pt" style:font-size-asian="11pt" style:font-size-complex="11pt" fo:language="be" fo:country="BY"/>
    </style:style>
    <style:style style:name="P237" style:parent-style-name="Textbody" style:family="paragraph">
      <style:paragraph-properties fo:widows="2" fo:orphans="2" fo:line-height="160%"/>
    </style:style>
    <style:style style:name="T238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3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4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41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P242" style:parent-style-name="Textbody" style:family="paragraph">
      <style:paragraph-properties fo:widows="2" fo:orphans="2" fo:margin-bottom="0in" fo:line-height="160%"/>
    </style:style>
    <style:style style:name="T243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44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45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46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47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48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249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50" style:parent-style-name="Основнойшрифтабзаца" style:family="text">
      <style:text-properties style:font-name="Arial" fo:font-size="11pt" style:font-size-asian="11pt" style:font-size-complex="11pt" fo:language="be" fo:country="BY"/>
    </style:style>
    <style:style style:name="T251" style:parent-style-name="Основнойшрифтабзаца" style:family="text">
      <style:text-properties style:font-name="Arial" fo:font-size="11pt" style:font-size-asian="11pt" style:font-size-complex="11pt" fo:language="be" fo:country="BY"/>
    </style:style>
  </office:automatic-styles>
  <office:body>
    <office:text text:use-soft-page-breaks="true">
      <text:h text:style-name="P1" text:outline-level="1"><text:bookmark-start text:name="firstHeading"/><text:bookmark-end text:name="firstHeading"/><text:span text:style-name="T2">Кал</text:span><text:span text:style-name="T3">i</text:span><text:span text:style-name="T4">нчук Марыя 3 паток 9 група</text:span></text:h>
      <text:h text:style-name="Заголовок1" text:outline-level="1"><text:span text:style-name="T5">Кобрынь</text:span><text:span text:style-name="T6">[</text:span><text:span text:style-name="T7">2</text:span><text:span text:style-name="T8">]</text:span></text:h>
      <text:section text:name="Sect1" text:style-name="S1">
        <text:p text:style-name="P9">Зьвесткі зь[1] Вікіпэдыі — вольнай энцыкляпэдыі[4]</text:p>
      </text:section>
      <text:section text:name="Sect2" text:style-name="S2">
        <text:p text:style-name="P10"><text:span text:style-name="T11"><text:s/>Адміністрацыйны цэнтар[2] <text:s/>Кобрынскага раёну Брэсцкай</text:span><text:a xlink:href="https://be-tarask.wikipedia.org/wiki/Берасьцейская_вобласьць" office:target-frame-name="_top" xlink:show="replace"><text:span text:style-name="T12"><text:s/>воблас</text:span></text:a><text:a xlink:href="https://be-tarask.wikipedia.org/wiki/Берасьцейская_вобласьць" office:target-frame-name="_top" xlink:show="replace"><text:span text:style-name="T13">ь</text:span></text:a><text:a xlink:href="https://be-tarask.wikipedia.org/wiki/Берасьцейская_вобласьць" office:target-frame-name="_top" xlink:show="replace"><text:span text:style-name="T14">ці</text:span></text:a><text:span text:style-name="T15">[1]. Насельніц</text:span><text:span text:style-name="T16">тва на 2018 год — 53177 чалавек. Знаходзіцца за 52 км на ўсход ад<text:s/></text:span><text:a xlink:href="https://be-tarask.wikipedia.org/wiki/Берасьце" office:target-frame-name="_top" xlink:show="replace"><text:span text:style-name="T17">Берас</text:span></text:a><text:a xlink:href="https://be-tarask.wikipedia.org/wiki/Берасьце" office:target-frame-name="_top" xlink:show="replace"><text:span text:style-name="T18">ь</text:span></text:a><text:a xlink:href="https://be-tarask.wikipedia.org/wiki/Берасьце" office:target-frame-name="_top" xlink:show="replace"><text:span text:style-name="T19">ця</text:span></text:a><text:span text:style-name="T20">.[1] Чыгуначная станцыя на лініі Берасьце</text:span><text:span text:style-name="T21">[1]<text:s/></text:span><text:span text:style-name="T22">—<text:s/></text:span><text:a xlink:href="https://be-tarask.wikipedia.org/wiki/Гомель" office:target-frame-name="_top" xlink:show="replace"><text:span text:style-name="T23">Гомель</text:span></text:a><text:span text:style-name="T24">. Вузел аўтамабільных дарог на<text:s/></text:span><text:a xlink:href="https://be-tarask.wikipedia.org/wiki/Менск" office:target-frame-name="_top" xlink:show="replace"><text:span text:style-name="T25">М</text:span></text:a><text:a xlink:href="https://be-tarask.wikipedia.org/wiki/Менск" office:target-frame-name="_top" xlink:show="replace"><text:span text:style-name="T26">е</text:span></text:a><text:a xlink:href="https://be-tarask.wikipedia.org/wiki/Менск" office:target-frame-name="_top" xlink:show="replace"><text:span text:style-name="T27">нск</text:span></text:a><text:span text:style-name="T28">[2],<text:s/></text:span><text:a xlink:href="https://be-tarask.wikipedia.org/wiki/Берасьце" office:target-frame-name="_top" xlink:show="replace"><text:span text:style-name="T29">Берасьце</text:span></text:a><text:span text:style-name="T30">[1],<text:s/></text:span><text:a xlink:href="https://be-tarask.wikipedia.org/wiki/Пінск" office:target-frame-name="_top" xlink:show="replace"><text:span text:style-name="T31">Пінск</text:span></text:a><text:span text:style-name="T32">,<text:s/></text:span><text:a xlink:href="https://be-tarask.wikipedia.org/wiki/Ковель" office:target-frame-name="_top" xlink:show="replace"><text:span text:style-name="T33">Ковель</text:span></text:a><text:span text:style-name="T34">,<text:s/></text:span><text:a xlink:href="https://be-tarask.wikipedia.org/wiki/Маларыта" office:target-frame-name="_top" xlink:show="replace"><text:span text:style-name="T35">Маларыту</text:span></text:a><text:span text:style-name="T36">.</text:span></text:p>
        <text:p text:style-name="P37"><text:bookmark-start text:name=".D0.9D.D0.B0.D0.B7.D0.B2.D0.B0"/><text:bookmark-start text:name="Назва"/><text:bookmark-end text:name=".D0.9D.D0.B0.D0.B7.D0.B2.D0.B0"/><text:bookmark-end text:name="Назва"/><text:span text:style-name="T38">Існуе некалькі вэрсіяў паходжаньня</text:span><text:a xlink:href="https://be-tarask.wikipedia.org/wiki/Берасьцейская_вобласьць" office:target-frame-name="_top" xlink:show="replace"><text:span text:style-name="T39">[1]</text:span></text:a><text:span text:style-name="T40"><text:s/></text:span><text:span text:style-name="T41">тапоніму «Кобрынь»</text:span><text:a xlink:href="https://be-tarask.wikipedia.org/wiki/Берасьцейская_вобласьць" office:target-frame-name="_top" xlink:show="replace"><text:span text:style-name="T42">[2]</text:span></text:a><text:span text:style-name="T43">. На думку географа<text:s/></text:span><text:a xlink:href="https://be-tarask.wikipedia.org/wiki/Вадзім_Жучкевіч" office:target-frame-name="_top" xlink:show="replace"><text:span text:style-name="T44">В. Жучкевіча</text:span></text:a><text:span text:style-name="T45">, назва места ўтварылася ад імя зьніклага</text:span><text:a xlink:href="https://be-tarask.wikipedia.org/wiki/Берасьцейская_вобласьць" office:target-frame-name="_top" xlink:show="replace"><text:span text:style-name="T46">[1]</text:span></text:a><text:span text:style-name="T47"><text:s/>народу «</text:span><text:a xlink:href="https://be-tarask.wikipedia.org/w/index.php?title=Обры&amp;action=edit&amp;redlink=1" office:target-frame-name="_top" xlink:show="replace"><text:span text:style-name="T48">обры</text:span></text:a><text:span text:style-name="T49">», які паводле старажытных летапісаў насяляў Заходняе<text:s/></text:span><text:a xlink:href="https://be-tarask.wikipedia.org/wiki/Палесьсе" office:target-frame-name="_top" xlink:show="replace"><text:span text:style-name="T50">Палесьсе</text:span></text:a><text:span text:style-name="T51">[1]. Згодна зь</text:span><text:a xlink:href="https://be-tarask.wikipedia.org/wiki/Берасьцейская_вобласьць" office:target-frame-name="_top" xlink:show="replace"><text:span text:style-name="T52">[1]</text:span></text:a><text:span text:style-name="T53"><text:s/>меркаваньнем</text:span><text:a xlink:href="https://be-tarask.wikipedia.org/wiki/Берасьцейская_вобласьць" office:target-frame-name="_top" xlink:show="replace"><text:span text:style-name="T54">[1]</text:span></text:a><text:span text:style-name="T55"><text:s/>І. Сташэўскага тапонім<text:s/></text:span><text:span text:style-name="T56">утварыўся праз засваеньне</text:span><text:a xlink:href="https://be-tarask.wikipedia.org/wiki/Берасьцейская_вобласьць" office:target-frame-name="_top" xlink:show="replace"><text:span text:style-name="T57">[1]</text:span></text:a><text:span text:style-name="T58"><text:s/>кельцкага імя Кобрунус</text:span><text:bookmark-start text:name="cite_ref-5"/><text:bookmark-end text:name="cite_ref-5"/><text:span text:style-name="T59">, тым часам А. Трубачоў адкідаў кельцкае паходжаньне як неабгрунтаванае і тлумачыў слова «Кобрынь» як вынік складаньня</text:span><text:a xlink:href="https://be-tarask.wikipedia.org/wiki/Берасьцейская_вобласьць" office:target-frame-name="_top" xlink:show="replace"><text:span text:style-name="T60">[1]</text:span></text:a><text:span text:style-name="T61"><text:s/>прэфіксу<text:s/></text:span><text:span text:style-name="T62">-к<text:s/></text:span><text:span text:style-name="T63">са стараславянскім<text:s/></text:span><text:span text:style-name="T64">-брьние<text:s/></text:span><text:span text:style-name="T65">(бруд).</text:span></text:p>
        <text:p text:style-name="P66"><text:span text:style-name="T67">У пісьмовых гістарычных крыніцах часоў<text:s/></text:span><text:a xlink:href="https://be-tarask.wikipedia.org/wiki/Вялікае_Княства_Літоўскае" office:target-frame-name="_top" xlink:show="replace"><text:span text:style-name="T68">Вялікага Княства<text:s/></text:span><text:span text:style-name="T69">Літоўскага</text:span></text:a><text:span text:style-name="T70"><text:s/>места ўпамінаецца вылучна пад назвай<text:s/></text:span><text:span text:style-name="T71">Кобрынь</text:span><text:a xlink:href="https://be-tarask.wikipedia.org/wiki/Берасьцейская_вобласьць" office:target-frame-name="_top" xlink:show="replace"><text:span text:style-name="T72">[2]</text:span></text:a><text:span text:style-name="T73">, гэтак жа яго называлі мясцовыя жыхары. Цяперашняя аф</text:span><text:span text:style-name="T74">i</text:span><text:span text:style-name="T75">цыйная назва «Кобрын» — калькаваньне</text:span><text:a xlink:href="https://be-tarask.wikipedia.org/wiki/Берасьцейская_вобласьць" office:target-frame-name="_top" xlink:show="replace"><text:span text:style-name="T76">[1]</text:span></text:a><text:span text:style-name="T77"><text:s/>з<text:s/></text:span><text:a xlink:href="https://be-tarask.wikipedia.org/wiki/Расейская_мова" office:target-frame-name="_top" xlink:show="replace"><text:span text:style-name="T78">расейскай</text:span></text:a><text:span text:style-name="T79">[2]</text:span><text:a xlink:href="https://be-tarask.wikipedia.org/wiki/Расейская_мова" office:target-frame-name="_top" xlink:show="replace"><text:span text:style-name="T80">{рускай} мовы</text:span></text:a><text:span text:style-name="T81">.</text:span></text:p>
        <text:h text:style-name="P82" text:outline-level="2"><text:bookmark-start text:name=".D0.93.D1.96.D1.81.D1.82.D0.BE.D1.80.D1."/><text:bookmark-start text:name="Гісторыя"/><text:bookmark-end text:name=".D0.93.D1.96.D1.81.D1.82.D0.BE.D1.80.D1."/><text:bookmark-end text:name="Гісторыя"/><text:span text:style-name="T83">Гісторыя</text:span></text:h>
        <text:h text:style-name="P84" text:outline-level="3"><text:bookmark-start text:name=".D0.A0.D0.B0.D0.BD.D1.8C.D0.BD.D1.8F.D0."/><text:bookmark-start text:name="Раньняе_Сярэднявечча"/><text:bookmark-end text:name=".D0.A0.D0.B0.D0.BD.D1.8C.D0.BD.D1.8F.D0."/><text:bookmark-end text:name="Раньняе_Сярэднявечча"/>Раньняе Сярэднявечча</text:h>
        <text:p text:style-name="P85"><text:span text:style-name="T86">Першы<text:s/></text:span><text:span text:style-name="T87">пісьмовы ўпамін пра Кобрынь<text:s/></text:span><text:a xlink:href="https://be-tarask.wikipedia.org/wiki/Берасьцейская_вобласьць" office:target-frame-name="_top" xlink:show="replace"><text:span text:style-name="T88">[1]</text:span></text:a><text:span text:style-name="T89"><text:s/>як уладаньне[1] князёў ўладзімерска[2]-валынскіх зьмяшчаецца</text:span><text:a xlink:href="https://be-tarask.wikipedia.org/wiki/Берасьцейская_вобласьць" office:target-frame-name="_top" xlink:show="replace"><text:span text:style-name="T90">[1]</text:span></text:a><text:span text:style-name="T91"><text:s/>ў<text:s/></text:span><text:a xlink:href="https://be-tarask.wikipedia.org/wiki/Іпацьеўскі_летапіс" office:target-frame-name="_top" xlink:show="replace"><text:span text:style-name="T92">Іпацьеўскім летапісе</text:span></text:a><text:span text:style-name="T93"><text:s/>і датуецца 1287 году[3].</text:span></text:p>
        <text:p text:style-name="P94"><text:bookmark-start text:name=".D0.92.D1.8F.D0.BB.D1.96.D0.BA.D0.B0.D0."/><text:bookmark-start text:name="Вялікае_Княства_Літоўскае"/><text:bookmark-end text:name=".D0.92.D1.8F.D0.BB.D1.96.D0.BA.D0.B0.D0."/><text:bookmark-end text:name="Вялікае_Княства_Літоўскае"/><text:span text:style-name="T95">Вялікае Княства Літоўскае</text:span></text:p>
        <text:p text:style-name="P96"><text:span text:style-name="T97">У пачатку XIV стагодзьдзя</text:span><text:a xlink:href="https://be-tarask.wikipedia.org/wiki/Берасьцейская_вобласьць" office:target-frame-name="_top" xlink:show="replace"><text:span text:style-name="T98">[</text:span><text:span text:style-name="T99">1</text:span><text:span text:style-name="T100">]</text:span></text:a><text:span text:style-name="T101"><text:s/>Кобрын</text:span><text:span text:style-name="T102">ь</text:span><text:a xlink:href="https://be-tarask.wikipedia.org/wiki/Берасьцейская_вобласьць" office:target-frame-name="_top" xlink:show="replace"><text:span text:style-name="T103">[</text:span><text:span text:style-name="T104">2</text:span><text:span text:style-name="T105">]</text:span></text:a><text:span text:style-name="T106"><text:s/>далучыўся да<text:s/></text:span><text:a xlink:href="https://be-tarask.wikipedia.org/wiki/Вялікае_Княства_Літоўскае" office:target-frame-name="_top" xlink:show="replace"><text:span text:style-name="T107">Вялікага Княства Літоўскага</text:span></text:a><text:span text:style-name="T108">. З 1366 году ён знаходзіўся ў валоданьні</text:span><text:a xlink:href="https://be-tarask.wikipedia.org/wiki/Берасьцейская_вобласьць" office:target-frame-name="_top" xlink:show="replace"><text:span text:style-name="T109">[1]</text:span></text:a><text:span text:style-name="T110"><text:s/></text:span><text:a xlink:href="https://be-tarask.wikipedia.org/wiki/Сьпіс_вялікіх_князёў_літоўскіх" office:target-frame-name="_top" xlink:show="replace"><text:span text:style-name="T111">вялікага князя</text:span></text:a><text:span text:style-name="T112"><text:s/></text:span><text:a xlink:href="https://be-tarask.wikipedia.org/wiki/Альгерд" office:target-frame-name="_top" xlink:show="replace"><text:span text:style-name="T113">Альгерда</text:span></text:a><text:span text:style-name="T114">. У 1404 годзе м</text:span><text:span text:style-name="T115">еста стала сталіцай<text:s/></text:span><text:a xlink:href="https://be-tarask.wikipedia.org/wiki/Кобрынскае_княства" office:target-frame-name="_top" xlink:show="replace"><text:span text:style-name="T116">княства</text:span></text:a><text:span text:style-name="T117">, што знаходзілася ў валоданьні</text:span><text:a xlink:href="https://be-tarask.wikipedia.org/wiki/Берасьцейская_вобласьць" office:target-frame-name="_top" xlink:show="replace"><text:span text:style-name="T118">[1]</text:span></text:a><text:span text:style-name="T119"><text:s/>Рамана Ратненскага, пачынальніка роду князё</text:span><text:span text:style-name="T120">ў<text:s/></text:span><text:a xlink:href="https://be-tarask.wikipedia.org/w/index.php?title=Кобрынскія&amp;action=edit&amp;redlink=1" office:target-frame-name="_top" xlink:show="replace"><text:span text:style-name="T121">Кобрынскіх</text:span></text:a><text:span text:style-name="T122">. У 1-й палове XVI стагодзьдзя ў месьце[1] збудавалі касьцёл</text:span><text:a xlink:href="https://be-tarask.wikipedia.org/wiki/Берасьцейская_вобласьць" office:target-frame-name="_top" xlink:show="replace"><text:span text:style-name="T123">[*]</text:span></text:a><text:span text:style-name="T124">.</text:span></text:p>
        <text:p text:style-name="P125"><text:span text:style-name="T126">У</text:span><text:span text:style-name="T127"><text:s/>1519 годзе Кобрынь</text:span><text:a xlink:href="https://be-tarask.wikipedia.org/wiki/Берасьцейская_вобласьць" office:target-frame-name="_top" xlink:show="replace"><text:span text:style-name="T128">[2]</text:span></text:a><text:span text:style-name="T129"><text:s/>стаў цэнтрам<text:s/></text:span><text:a xlink:href="https://be-tarask.wikipedia.org/w/index.php?title=Кобрынскае_староства&amp;action=edit&amp;redlink=1" office:target-frame-name="_top" xlink:show="replace"><text:span text:style-name="T130">староства</text:span></text:a><text:span text:style-name="T131">, а ў 1520 годзе — стал</text:span><text:span text:style-name="T132">іцай<text:s/></text:span><text:a xlink:href="https://be-tarask.wikipedia.org/w/index.php?title=Кобрынскі_павет_(Вялікае_Княства_Літоўскае)&amp;action=edit&amp;redlink=1" office:target-frame-name="_top" xlink:show="replace"><text:span text:style-name="T133">павету</text:span></text:a><text:span text:style-name="T134"><text:s/></text:span><text:a xlink:href="https://be-tarask.wikipedia.org/wiki/Падляскае_ваяводзтва_(1513—1795)" office:target-frame-name="_top" xlink:show="replace"><text:span text:style-name="T135">Падляскага ваяводзтва</text:span></text:a><text:span text:style-name="T136">.</text:span></text:p>
        <text:p text:style-name="P137"><text:span text:style-name="T138">У</text:span><text:span text:style-name="T139"><text:s/>1586 годзе Кобрынь</text:span><text:span text:style-name="T140">[2]</text:span><text:span text:style-name="T141"><text:s/>перайшоў да каралевы і вялікай княгіні<text:s/></text:span><text:a xlink:href="https://be-tarask.wikipedia.org/wiki/Ганна_Ягелонка" office:target-frame-name="_top" xlink:show="replace"><text:span text:style-name="T142">Ганны Ягелонкі</text:span></text:a><text:span text:style-name="T143">, дачкі Боны Сфорцы і<text:s/></text:span><text:a xlink:href="https://be-tarask.wikipedia.org/wiki/Жыгімонт_Стары" office:target-frame-name="_top" xlink:show="replace"><text:span text:style-name="T144">Жыгімонта Старога</text:span></text:a><text:span text:style-name="T145">, я</text:span><text:span text:style-name="T146">кая адрозьнівалася</text:span><text:a xlink:href="https://be-tarask.wikipedia.org/wiki/Берасьцейская_вобласьць" office:target-frame-name="_top" xlink:show="replace"><text:span text:style-name="T147">[1]</text:span></text:a><text:span text:style-name="T148"><text:s/>актыўнасьцю</text:span><text:a xlink:href="https://be-tarask.wikipedia.org/wiki/Берасьцейская_вобласьць" office:target-frame-name="_top" xlink:show="replace"><text:span text:style-name="T149">[1]</text:span></text:a><text:span text:style-name="T150"><text:s/>ў палітычных і гаспадарчых справах. 10 сьнежня</text:span><text:a xlink:href="https://be-tarask.wikipedia.org/wiki/Берасьцейская_вобласьць" office:target-frame-name="_top" xlink:show="replace"><text:span text:style-name="T151">[1]</text:span></text:a><text:span text:style-name="T152"><text:s/>1589 году яна надала месту<text:s/></text:span><text:a xlink:href="https://be-tarask.wikipedia.org/wiki/Магдэбурскае_права" office:target-frame-name="_top" xlink:show="replace"><text:span text:style-name="T153">Магдэбурскае права</text:span></text:a><text:span text:style-name="T154">, а таксама пячатку і герб.<text:s/></text:span></text:p>
        <text:p text:style-name="P155"><text:span text:style-name="T156">У 2-й палове XVII — пачатку XVIII стагодзьдз</text:span><text:span text:style-name="T157">яў</text:span><text:a xlink:href="https://be-tarask.wikipedia.org/wiki/Берасьцейская_вобласьць" office:target-frame-name="_top" xlink:show="replace"><text:span text:style-name="T158">[2]</text:span></text:a><text:span text:style-name="T159"><text:s/>Кобрынь</text:span><text:a xlink:href="https://be-tarask.wikipedia.org/wiki/Берасьцейская_вобласьць" office:target-frame-name="_top" xlink:show="replace"><text:span text:style-name="T160">[2]</text:span></text:a><text:span text:style-name="T161"><text:s/>значна пацярпеў ад ваенных канфліктаў і прыйшоў у заняпад. З прычыны страты эканамі</text:span><text:span text:style-name="T162">чнага значэньня</text:span><text:a xlink:href="https://be-tarask.wikipedia.org/wiki/Берасьцейская_вобласьць" office:target-frame-name="_top" xlink:show="replace"><text:span text:style-name="T163">[1]</text:span></text:a><text:span text:style-name="T164"><text:s/>ў 1766 годзе яго перавялі ў стан<text:s/></text:span><text:a xlink:href="https://be-tarask.wikipedia.org/wiki/Мястэчка" office:target-frame-name="_top" xlink:show="replace"><text:span text:style-name="T165">мястэчка</text:span></text:a><text:bookmark-start text:name="cite_ref-esbe_12-0"/><text:bookmark-end text:name="cite_ref-esbe_12-0"/><text:a xlink:href="https://be-tarask.wikipedia.org/wiki/Мястэчка" office:target-frame-name="_top" xlink:show="replace"><text:span text:style-name="T166">ў</text:span></text:a><text:span text:style-name="T167">. У 1784 годзе тут знаходзіўся кароль і вялікі князь<text:s/></text:span><text:a xlink:href="https://be-tarask.wikipedia.org/wiki/Станіслаў_Аўгуст_Панятоўскі" office:target-frame-name="_top" xlink:show="replace"><text:span text:style-name="T168">Станіслаў Аўгуст Панятоўскі</text:span></text:a><text:span text:style-name="T169">, які накіроўваўся на адкрыцьцё[1] Каралеўскага канала. На 1790 год у месьце</text:span><text:span text:style-name="T170">[1]</text:span><text:span text:style-name="T171"><text:s/>было<text:s/></text:span><text:span text:style-name="T172">360 дам</text:span><text:span text:style-name="T173">оў. 14 верасьня</text:span><text:a xlink:href="https://be-tarask.wikipedia.org/wiki/Берасьцейская_вобласьць" office:target-frame-name="_top" xlink:show="replace"><text:span text:style-name="T174">[1]</text:span></text:a><text:span text:style-name="T175"><text:s/>1794 году[3] <text:s/>расейскія [3]{рас</text:span><text:span text:style-name="T176">i</text:span><text:span text:style-name="T177">йск</text:span><text:span text:style-name="T178">i</text:span><text:span text:style-name="T179">я}</text:span><text:span text:style-name="T180"><text:s/>акупацыйныя войскі<text:s/></text:span><text:a xlink:href="https://be-tarask.wikipedia.org/wiki/Аляксандар_Сувораў" office:target-frame-name="_top" xlink:show="replace"><text:span text:style-name="T181">А.</text:span></text:a><text:a xlink:href="https://be-tarask.wikipedia.org/wiki/Аляксандар_Сувораў" office:target-frame-name="_top" xlink:show="replace"><text:span text:style-name="T182"><text:s/>Суворава</text:span></text:a><text:span text:style-name="T183"><text:s/></text:span><text:span text:style-name="T184">разьбілі</text:span><text:a xlink:href="https://be-tarask.wikipedia.org/wiki/Берасьцейская_вобласьць" office:target-frame-name="_top" xlink:show="replace"><text:span text:style-name="T185">[1]</text:span></text:a><text:span text:style-name="T186"><text:s/>пад<text:s/></text:span><text:a xlink:href="https://be-tarask.wikipedia.org/wiki/Дывін" office:target-frame-name="_top" xlink:show="replace"><text:span text:style-name="T187">Дывінам</text:span></text:a><text:span text:style-name="T188"><text:s/>перадавыя адд</text:span><text:span text:style-name="T189">зелы паўстанцаў<text:s/></text:span><text:span text:style-name="T190">Т.Касьцюшк</text:span><text:span text:style-name="T191">i</text:span><text:a xlink:href="https://be-tarask.wikipedia.org/wiki/Берасьцейская_вобласьць" office:target-frame-name="_top" xlink:show="replace"><text:span text:style-name="T192">[1]</text:span></text:a><text:span text:style-name="T193"><text:s/>і занялі места.</text:span></text:p>
        <text:h text:style-name="P194" text:outline-level="3"><text:bookmark-start text:name=".D0.9D.D0.B0.D0.B9.D0.BD.D0.BE.D1.9E.D1."/><text:bookmark-start text:name="Найноўшы_час"/><text:bookmark-end text:name=".D0.9D.D0.B0.D0.B9.D0.BD.D0.BE.D1.9E.D1."/><text:bookmark-end text:name="Найноўшы_час"/><text:span text:style-name="T195">Найноўшы час</text:span></text:h>
        <text:p text:style-name="P196"><text:span text:style-name="T197">Згодна з <text:s/></text:span><text:a xlink:href="https://be-tarask.wikipedia.org/wiki/Рыская_дамова_1921_году" office:target-frame-name="_top" xlink:show="replace"><text:span text:style-name="T198">Ры</text:span></text:a><text:a xlink:href="https://be-tarask.wikipedia.org/wiki/Рыская_дамова_1921_году" office:target-frame-name="_top" xlink:show="replace"><text:span text:style-name="T199">с</text:span></text:a><text:a xlink:href="https://be-tarask.wikipedia.org/wiki/Рыская_дамова_1921_году" office:target-frame-name="_top" xlink:show="replace"><text:span text:style-name="T200">кай</text:span></text:a><text:a xlink:href="https://be-tarask.wikipedia.org/wiki/Берасьцейская_вобласьць" office:target-frame-name="_top" xlink:show="replace"><text:span text:style-name="T201">[2]</text:span></text:a><text:a xlink:href="https://be-tarask.wikipedia.org/wiki/Рыская_дамова_1921_году" office:target-frame-name="_top" xlink:show="replace"><text:span text:style-name="T202"><text:s/>мірнай дамовай 1921 год</text:span></text:a><text:a xlink:href="https://be-tarask.wikipedia.org/wiki/Рыская_дамова_1921_году" office:target-frame-name="_top" xlink:show="replace"><text:span text:style-name="T203">у</text:span></text:a><text:span text:style-name="T204">[3]</text:span><text:span text:style-name="T205"><text:s/>Кобрынь</text:span><text:a xlink:href="https://be-tarask.wikipedia.org/wiki/Берасьцейская_вобласьць" office:target-frame-name="_top" xlink:show="replace"><text:span text:style-name="T206">[1]</text:span></text:a><text:span text:style-name="T207"><text:s/>апынуўся ў складзе міжвае</text:span><text:span text:style-name="T208">ннай<text:s/></text:span><text:a xlink:href="https://be-tarask.wikipedia.org/wiki/Польская_Рэспубліка_(1918—1939)" office:target-frame-name="_top" xlink:show="replace"><text:span text:style-name="T209">Польскай Рэспублікі</text:span></text:a><text:span text:style-name="T210">, дзе стаў цэнтрам павету<text:s/></text:span><text:a xlink:href="https://be-tarask.wikipedia.org/wiki/Палескае_ваяводзтва" office:target-frame-name="_top" xlink:show="replace"><text:span text:style-name="T211">Палескага<text:s/></text:span></text:a><text:a xlink:href="https://be-tarask.wikipedia.org/wiki/Палескае_ваяводзтва" office:target-frame-name="_top" xlink:show="replace"><text:span text:style-name="T212">ваяводзтва</text:span></text:a><text:span text:style-name="T213">[2]</text:span><text:span text:style-name="T214">.</text:span></text:p>
        <text:p text:style-name="P215"><text:span text:style-name="T216">У 1939 годзе Кобрынь увайшоў у<text:s/></text:span><text:a xlink:href="https://be-tarask.wikipedia.org/wiki/БССР" office:target-frame-name="_top" xlink:show="replace"><text:span text:style-name="T217">БССР</text:span></text:a><text:span text:style-name="T218">, дзе ў 1940 годзе стаў цэнтрам раёну. У </text:span><text:a xlink:href="https://be-tarask.wikipedia.org/wiki/Другая_сусьветная_вайна" office:target-frame-name="_top" xlink:show="replace"><text:span text:style-name="T219">Другую сус</text:span></text:a><text:a xlink:href="https://be-tarask.wikipedia.org/wiki/Другая_сусьветная_вайна" office:target-frame-name="_top" xlink:show="replace"><text:span text:style-name="T220">ь</text:span></text:a><text:a xlink:href="https://be-tarask.wikipedia.org/wiki/Другая_сусьветная_вайна" office:target-frame-name="_top" xlink:show="replace"><text:span text:style-name="T221">ветную</text:span></text:a><text:a xlink:href="https://be-tarask.wikipedia.org/wiki/Берасьцейская_вобласьць" office:target-frame-name="_top" xlink:show="replace"><text:span text:style-name="T222">[1]</text:span></text:a><text:a xlink:href="https://be-tarask.wikipedia.org/wiki/Другая_сусьветная_вайна" office:target-frame-name="_top" xlink:show="replace"><text:span text:style-name="T223"><text:s/>вайну</text:span></text:a><text:span text:style-name="T224"><text:s/>з 23 чэрвеня 1941 да 20 ліпеня 1944 году места знаходзілася пад нямецкай акупацыяй.</text:span></text:p>
        <text:h text:style-name="P225" text:outline-level="3"><text:bookmark-start text:name=".D0.90.D0.B4.D1.83.D0.BA.D0.B0.D1.86.D1."/><text:bookmark-start text:name="Адукацыя"/><text:bookmark-end text:name=".D0.90.D0.B4.D1.83.D0.BA.D0.B0.D1.86.D1."/><text:bookmark-end text:name="Адукацыя"/><text:span text:style-name="T226">Адукацыя</text:span></text:h>
        <text:p text:style-name="P227"><text:span text:style-name="T228">У Ко</text:span><text:span text:style-name="T229">брыні</text:span><text:span text:style-name="T230">[3]</text:span><text:span text:style-name="T231"><text:s/>працуюць 9 сярэдніх, базавая, музычная і 2 спартовыя</text:span><text:span text:style-name="T232">[2]</text:span><text:span text:style-name="T233"><text:s/></text:span><text:span text:style-name="T234">{спартыуныя}</text:span><text:span text:style-name="T235"><text:s/>школы, школа-інтэрнат.</text:span></text:p>
        <text:h text:style-name="P236" text:outline-level="3"><text:bookmark-start text:name=".D0.9C.D1.8D.D0.B4.D1.8B.D1.86.D1.8B.D0."/><text:bookmark-start text:name="Мэдыцына"/><text:bookmark-end text:name=".D0.9C.D1.8D.D0.B4.D1.8B.D1.86.D1.8B.D0."/><text:bookmark-end text:name="Мэдыцына"/>Мэдыцына</text:h>
        <text:p text:style-name="P237"><text:span text:style-name="T238">Мэдычнае абслугоўваньне</text:span><text:a xlink:href="https://be-tarask.wikipedia.org/wiki/Берасьцейская_вобласьць" office:target-frame-name="_top" xlink:show="replace"><text:span text:style-name="T239">[1]</text:span></text:a><text:span text:style-name="T240"><text:s/>насельніцтва ажыцьцяўляе меская[2] {мясцо</text:span><text:span text:style-name="T241">вая} лякарня.</text:span></text:p>
        <text:p text:style-name="P242"><text:span text:style-name="T243">[1] – Азначэнне асіміляцыйнай мяккасці зычных</text:span><text:span text:style-name="T244"><text:line-break/></text:span><text:span text:style-name="T245">[2] – Фанетычны прынцып у арфаграфіі (= як чуецца, так і пішацца)</text:span><text:span text:style-name="T246"><text:line-break/></text:span><text:span text:style-name="T247">[3] –<text:s/></text:span><text:span text:style-name="T248">Ci</text:span><text:span text:style-name="T249">стэма словазмянення<text:s/></text:span><text:span text:style-name="T250"><text:line-break/></text:span><text:span text:style-name="T251">[4] – Транслітарацыя запазычаных слоу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itation" style:display-name="Citation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фывапролджэ фывапролджэ</meta:initial-creator>
    <dc:creator>____________________</dc:creator>
    <meta:creation-date>2018-10-07T21:59:00Z</meta:creation-date>
    <dc:date>2018-10-29T04:15:00Z</dc:date>
    <meta:template xlink:href="Normal" xlink:type="simple"/>
    <meta:editing-cycles>4</meta:editing-cycles>
    <meta:editing-duration>PT3660S</meta:editing-duration>
    <meta:document-statistic meta:page-count="1" meta:paragraph-count="18" meta:word-count="1410" meta:character-count="9434" meta:row-count="67" meta:non-whitespace-character-count="8042"/>
  </office:meta>
</office:document-meta>
</file>